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ceCheckIn.isLoggedIn( String user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orceCheckIn.getPublicationIDfromHistory( Vector his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ceCheckIn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ceCheckIn.doCheckPrecondi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ceCheckIn.prepareView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